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right="1.099cm" fo:margin-top="0cm" fo:margin-bottom="0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36cm" style:rel-column-width="1254*"/>
    </style:style>
    <style:style style:name="Tabla4.B" style:family="table-column">
      <style:table-column-properties style:column-width="1.753cm" style:rel-column-width="6111*"/>
    </style:style>
    <style:style style:name="Tabla4.C" style:family="table-column">
      <style:table-column-properties style:column-width="10.832cm" style:rel-column-width="37756*"/>
    </style:style>
    <style:style style:name="Tabla4.D" style:family="table-column">
      <style:table-column-properties style:column-width="1.637cm" style:rel-column-width="5705*"/>
    </style:style>
    <style:style style:name="Tabla4.E" style:family="table-column">
      <style:table-column-properties style:column-width="1.558cm" style:rel-column-width="5428*"/>
    </style:style>
    <style:style style:name="Tabla4.F" style:family="table-column">
      <style:table-column-properties style:column-width="0.884cm" style:rel-column-width="3080*"/>
    </style:style>
    <style:style style:name="Tabla4.G" style:family="table-column">
      <style:table-column-properties style:column-width="1.78cm" style:rel-column-width="6201*"/>
    </style:style>
    <style:style style:name="Tabla4.1" style:family="table-row">
      <style:table-row-properties style:min-row-height="0.203cm"/>
    </style:style>
    <style:style style:name="Tabla4.A1" style:family="table-cell">
      <style:table-cell-properties style:border-line-width-left="0.002cm 0.088cm 0.002cm" style:border-line-width-right="0.002cm 0.088cm 0.002cm" style:border-line-width-top="0.002cm 0.088cm 0.002cm" fo:padding="0cm" fo:border-left="0.092cm double #cccccc" fo:border-right="0.092cm double #cccccc" fo:border-top="0.092cm double #cccccc" fo:border-bottom="none"/>
    </style:style>
    <style:style style:name="Tabla4.A2" style:family="table-cell">
      <style:table-cell-properties fo:padding="0cm" fo:border="none"/>
    </style:style>
    <style:style style:name="Tabla4.4" style:family="table-row">
      <style:table-row-properties style:min-row-height="0.36cm" fo:background-color="transparent" style:keep-together="true" fo:keep-together="auto">
        <style:background-image/>
      </style:table-row-properties>
    </style:style>
    <style:style style:name="Tabla4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C4" style:family="table-cell">
      <style:table-cell-properties style:vertical-align="" fo:padding="0cm" fo:border="none"/>
    </style:style>
    <style:style style:name="Tabla4.5" style:family="table-row">
      <style:table-row-properties style:min-row-height="0.127cm"/>
    </style:style>
    <style:style style:name="Tabla4.6" style:family="table-row">
      <style:table-row-properties style:min-row-height="0.037cm"/>
    </style:style>
    <style:style style:name="Tabla4.C6" style:family="table-cell">
      <style:table-cell-properties style:border-line-width="0.002cm 0.035cm 0.002cm" fo:padding="0cm" fo:border="0.039cm double #00ccff"/>
    </style:style>
    <style:style style:name="Tabla4.7" style:family="table-row">
      <style:table-row-properties style:min-row-height="0.111cm"/>
    </style:style>
    <style:style style:name="Tabla4.C7" style:family="table-cell">
      <style:table-cell-properties style:border-line-width-left="0.002cm 0.035cm 0.002cm" style:border-line-width-right="0.002cm 0.035cm 0.002cm" style:border-line-width-bottom="0.002cm 0.035cm 0.002cm" fo:padding="0cm" fo:border-left="0.039cm double #00ccff" fo:border-right="0.039cm double #00ccff" fo:border-top="none" fo:border-bottom="0.039cm double #00ccff"/>
    </style:style>
    <style:style style:name="Tabla2" style:family="table">
      <style:table-properties style:width="18.801cm" table:align="margins"/>
    </style:style>
    <style:style style:name="Tabla2.A" style:family="table-column">
      <style:table-column-properties style:column-width="9.4cm" style:rel-column-width="32767*"/>
    </style:style>
    <style:style style:name="Tabla2.B" style:family="table-column">
      <style:table-column-properties style:column-width="9.402cm" style:rel-column-width="32768*"/>
    </style:style>
    <style:style style:name="Tabla2.A1" style:family="table-cell">
      <style:table-cell-properties fo:padding="0.097cm" fo:border="none"/>
    </style:style>
    <style:style style:name="Tabla10" style:family="table">
      <style:table-properties style:width="18.637cm" fo:margin-left="1.339cm" fo:margin-right="1.025cm" table:align="margins"/>
    </style:style>
    <style:style style:name="Tabla10.A" style:family="table-column">
      <style:table-column-properties style:column-width="1.191cm" style:rel-column-width="4186*"/>
    </style:style>
    <style:style style:name="Tabla10.B" style:family="table-column">
      <style:table-column-properties style:column-width="2.762cm" style:rel-column-width="9713*"/>
    </style:style>
    <style:style style:name="Tabla10.C" style:family="table-column">
      <style:table-column-properties style:column-width="8.169cm" style:rel-column-width="28723*"/>
    </style:style>
    <style:style style:name="Tabla10.D" style:family="table-column">
      <style:table-column-properties style:column-width="2.15cm" style:rel-column-width="7560*"/>
    </style:style>
    <style:style style:name="Tabla10.E" style:family="table-column">
      <style:table-column-properties style:column-width="1.289cm" style:rel-column-width="4533*"/>
    </style:style>
    <style:style style:name="Tabla10.F" style:family="table-column">
      <style:table-column-properties style:column-width="0.91cm" style:rel-column-width="3200*"/>
    </style:style>
    <style:style style:name="Tabla10.G" style:family="table-column">
      <style:table-column-properties style:column-width="1.074cm" style:rel-column-width="3777*"/>
    </style:style>
    <style:style style:name="Tabla10.H" style:family="table-column">
      <style:table-column-properties style:column-width="1.094cm" style:rel-column-width="3843*"/>
    </style:style>
    <style:style style:name="Tabla10.A1" style:family="table-cell">
      <style:table-cell-properties fo:background-color="transparent" fo:padding="0.049cm" fo:border="0.002cm solid #000000">
        <style:background-image/>
      </style:table-cell-properties>
    </style:style>
    <style:style style:name="Tabla10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a10.H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a10.4" style:family="table-row">
      <style:table-row-properties style:row-height="0.409cm"/>
    </style:style>
    <style:style style:name="Tabla11" style:family="table">
      <style:table-properties style:width="18.611cm" fo:margin-left="1.356cm" fo:margin-right="1.03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1.175cm" style:rel-column-width="4136*"/>
    </style:style>
    <style:style style:name="Tabla11.B" style:family="table-column">
      <style:table-column-properties style:column-width="2.778cm" style:rel-column-width="9782*"/>
    </style:style>
    <style:style style:name="Tabla11.C" style:family="table-column">
      <style:table-column-properties style:column-width="8.169cm" style:rel-column-width="28764*"/>
    </style:style>
    <style:style style:name="Tabla11.D" style:family="table-column">
      <style:table-column-properties style:column-width="2.034cm" style:rel-column-width="7161*"/>
    </style:style>
    <style:style style:name="Tabla11.E" style:family="table-column">
      <style:table-column-properties style:column-width="1.289cm" style:rel-column-width="4540*"/>
    </style:style>
    <style:style style:name="Tabla11.F" style:family="table-column">
      <style:table-column-properties style:column-width="1.009cm" style:rel-column-width="3552*"/>
    </style:style>
    <style:style style:name="Tabla11.G" style:family="table-column">
      <style:table-column-properties style:column-width="1.092cm" style:rel-column-width="3844*"/>
    </style:style>
    <style:style style:name="Tabla11.H" style:family="table-column">
      <style:table-column-properties style:column-width="1.067cm" style:rel-column-width="3756*"/>
    </style:style>
    <style:style style:name="Tabla11.A1" style:family="table-cell">
      <style:table-cell-properties fo:background-color="transparent" fo:padding="0.049cm" fo:border="0.002cm solid #000000">
        <style:background-image/>
      </style:table-cell-properties>
    </style:style>
    <style:style style:name="Tabla11.2" style:family="table-row">
      <style:table-row-properties fo:background-color="transparent" style:keep-together="true" fo:keep-together="auto">
        <style:background-image/>
      </style:table-row-properties>
    </style:style>
    <style:style style:name="Tabla11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a11.E2" style:family="table-cell">
      <style:table-cell-properties style:vertical-align="" fo:background-color="transparent" fo:padding="0.049cm" fo:border-left="0.002cm solid #000000" fo:border-right="none" fo:border-top="none" fo:border-bottom="0.002cm solid #000000" style:writing-mode="page">
        <style:background-image/>
      </style:table-cell-properties>
    </style:style>
    <style:style style:name="Tabla11.H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a11.4" style:family="table-row">
      <style:table-row-properties style:row-height="0.409cm" fo:background-color="transparent" style:keep-together="true" fo:keep-together="auto">
        <style:background-image/>
      </style:table-row-properties>
    </style:style>
    <style:style style:name="Tabla12" style:family="table">
      <style:table-properties style:width="18.637cm" fo:margin-left="1.339cm" fo:margin-right="1.025cm" table:align="margins"/>
    </style:style>
    <style:style style:name="Tabla12.A" style:family="table-column">
      <style:table-column-properties style:column-width="1.207cm" style:rel-column-width="4242*"/>
    </style:style>
    <style:style style:name="Tabla12.B" style:family="table-column">
      <style:table-column-properties style:column-width="2.778cm" style:rel-column-width="9768*"/>
    </style:style>
    <style:style style:name="Tabla12.C" style:family="table-column">
      <style:table-column-properties style:column-width="8.153cm" style:rel-column-width="28667*"/>
    </style:style>
    <style:style style:name="Tabla12.D" style:family="table-column">
      <style:table-column-properties style:column-width="2.034cm" style:rel-column-width="7151*"/>
    </style:style>
    <style:style style:name="Tabla12.E" style:family="table-column">
      <style:table-column-properties style:column-width="1.39cm" style:rel-column-width="4887*"/>
    </style:style>
    <style:style style:name="Tabla12.F" style:family="table-column">
      <style:table-column-properties style:column-width="0.91cm" style:rel-column-width="3200*"/>
    </style:style>
    <style:style style:name="Tabla12.G" style:family="table-column">
      <style:table-column-properties style:column-width="1.09cm" style:rel-column-width="3833*"/>
    </style:style>
    <style:style style:name="Tabla12.H" style:family="table-column">
      <style:table-column-properties style:column-width="1.078cm" style:rel-column-width="3787*"/>
    </style:style>
    <style:style style:name="Tabla12.A1" style:family="table-cell">
      <style:table-cell-properties fo:background-color="transparent" fo:padding="0.049cm" fo:border="0.002cm solid #000000">
        <style:background-image/>
      </style:table-cell-properties>
    </style:style>
    <style:style style:name="Tabla12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a12.H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a12.4" style:family="table-row">
      <style:table-row-properties style:row-height="0.40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ff66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0099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P21" style:family="paragraph" style:parent-style-name="Standard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P22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</style:style>
    <style:style style:name="P23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  <style:text-properties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27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8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9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P32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33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36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P37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end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46" style:family="paragraph" style:parent-style-name="Table_20_Contents">
      <style:paragraph-properties fo:text-align="start" style:justify-single-word="false"/>
      <style:text-properties fo:color="#004586" style:font-name="Arial" fo:font-size="6pt" style:font-size-asian="6pt" style:font-name-complex="Lucida Sans" style:font-size-complex="6pt"/>
    </style:style>
    <style:style style:name="P47" style:family="paragraph" style:parent-style-name="Table_20_Contents">
      <style:paragraph-properties fo:text-align="end" style:justify-single-word="false"/>
      <style:text-properties fo:color="#004586" style:font-name="Arial" fo:font-size="6pt" style:font-size-asian="6pt" style:font-name-complex="Lucida Sans" style:font-size-complex="6pt"/>
    </style:style>
    <style:style style:name="P48" style:family="paragraph" style:parent-style-name="Table_20_Contents">
      <style:paragraph-properties fo:text-align="end" style:justify-single-word="false"/>
      <style:text-properties fo:color="#004586" style:font-name="Arial" fo:font-size="6pt" fo:font-weight="bold" style:font-size-asian="6pt" style:font-weight-asian="bold" style:font-name-complex="Lucida Sans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4586" style:font-name="Arial" fo:font-size="6pt" fo:font-weight="bold" style:font-size-asian="6pt" style:font-weight-asian="bold" style:font-name-complex="Lucida Sans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6600" style:font-name="Arial" fo:font-size="6pt" style:font-size-asian="6pt" style:font-name-complex="Lucida Sans" style:font-size-complex="6pt"/>
    </style:style>
    <style:style style:name="P51" style:family="paragraph" style:parent-style-name="Table_20_Contents">
      <style:paragraph-properties fo:text-align="end" style:justify-single-word="false"/>
      <style:text-properties fo:color="#ff6600" style:font-name="Arial" fo:font-size="6pt" style:font-size-asian="6pt" style:font-name-complex="Lucida Sans" style:font-size-complex="6pt"/>
    </style:style>
    <style:style style:name="P52" style:family="paragraph" style:parent-style-name="Table_20_Contents">
      <style:paragraph-properties fo:text-align="end" style:justify-single-word="false"/>
      <style:text-properties fo:color="#ff6600" style:font-name="Arial" fo:font-size="6pt" fo:font-weight="bold" style:font-size-asian="6pt" style:font-weight-asian="bold" style:font-name-complex="Lucida Sans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ff6600" style:font-name="Arial" fo:font-size="6pt" fo:font-weight="bold" style:font-size-asian="6pt" style:font-weight-asian="bold" style:font-name-complex="Lucida Sans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9900" style:font-name="Arial" fo:font-size="6pt" style:font-size-asian="6pt" style:font-name-complex="Lucida Sans" style:font-size-complex="6pt"/>
    </style:style>
    <style:style style:name="P55" style:family="paragraph" style:parent-style-name="Table_20_Contents">
      <style:paragraph-properties fo:text-align="end" style:justify-single-word="false"/>
      <style:text-properties fo:color="#009900" style:font-name="Arial" fo:font-size="6pt" style:font-size-asian="6pt" style:font-name-complex="Lucida Sans" style:font-size-complex="6pt"/>
    </style:style>
    <style:style style:name="P56" style:family="paragraph" style:parent-style-name="Table_20_Contents">
      <style:paragraph-properties fo:text-align="end" style:justify-single-word="false"/>
      <style:text-properties fo:color="#009900" style:font-name="Arial" fo:font-size="6pt" fo:font-weight="bold" style:font-size-asian="6pt" style:font-weight-asian="bold" style:font-name-complex="Lucida Sans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9900" style:font-name="Arial" fo:font-size="6pt" fo:font-weight="bold" style:font-size-asian="6pt" style:font-weight-asian="bold" style:font-name-complex="Lucida Sans" style:font-size-complex="6pt" style:font-weight-complex="bold"/>
    </style:style>
    <style:style style:name="P58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P60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paragraph-properties fo:text-align="center" style:justify-single-word="false"/>
      <style:text-properties fo:color="#004586" style:font-name="Arial" fo:font-size="8pt" fo:font-weight="bold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64" style:family="paragraph" style:parent-style-name="Standard"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65" style:family="paragraph" style:parent-style-name="Standard">
      <style:paragraph-properties fo:text-align="center" style:justify-single-word="false"/>
      <style:text-properties fo:color="#ff66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67" style:family="paragraph" style:parent-style-name="Standard">
      <style:paragraph-properties fo:text-align="center" style:justify-single-word="false"/>
      <style:text-properties fo:color="#0099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loext:contextual-spacing="false" fo:margin-left="0cm" fo:margin-right="-0.083cm" fo:margin-top="0cm" fo:margin-bottom="0cm" fo:line-height="0.369cm" fo:text-align="start" style:justify-single-word="false" fo:orphans="0" fo:widows="0" fo:text-indent="0cm" style:auto-text-indent="false" style:text-autospace="none" style:writing-mode="page">
        <style:tab-stops/>
      </style:paragraph-properties>
      <style:text-properties fo:color="#ff0000" style:text-position="-5% 100%" style:font-name="Lucida Sans" fo:font-size="10pt" fo:letter-spacing="-0.016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69" style:family="paragraph" style:parent-style-name="Standard">
      <style:paragraph-properties loext:contextual-spacing="false" fo:margin-left="0cm" fo:margin-right="-0.083cm" fo:margin-top="0cm" fo:margin-bottom="0cm" fo:line-height="0.369cm" fo:text-align="start" style:justify-single-word="false" fo:orphans="0" fo:widows="0" fo:text-indent="0cm" style:auto-text-indent="false" style:text-autospace="none" style:writing-mode="page">
        <style:tab-stops/>
      </style:paragraph-properties>
      <style:text-properties fo:color="#333333" style:text-position="-5% 100%" style:font-name="Lucida Sans" fo:font-size="9pt" fo:letter-spacing="-0.016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  <style:text-properties style:font-name="Lucida Sans" fo:font-size="8pt" style:font-size-asian="8pt" style:font-name-complex="Lucida Sans" style:font-size-complex="8pt"/>
    </style:style>
    <style:style style:name="P76" style:family="paragraph" style:parent-style-name="Standard">
      <style:paragraph-properties loext:contextual-spacing="false" fo:margin-left="0.332cm" fo:margin-right="-0.085cm" fo:margin-top="0.064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07cm" fo:font-style="normal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P7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79" style:family="paragraph" style:parent-style-name="Standard">
      <style:paragraph-properties loext:contextual-spacing="false" fo:margin-top="0.064cm" fo:margin-bottom="0cm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0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81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font-name="Lucida Sans" fo:font-size="20pt" fo:letter-spacing="-0.009cm" fo:font-weight="bold" style:font-size-asian="20pt" style:font-weight-asian="bold" style:font-name-complex="Lucida Sans" style:font-size-complex="20pt" style:font-weight-complex="bold"/>
    </style:style>
    <style:style style:name="P8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83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0066cc" style:text-position="-5% 100%" style:font-name="Lucida Sans" fo:font-size="20pt" fo:letter-spacing="-0.007cm" fo:font-style="normal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P85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0066cc" style:text-position="-5% 100%" style:font-name="Lucida Sans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6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ff3300" style:text-position="-5% 100%" style:font-name="Lucida Sans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7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ff3300" style:text-position="-5% 100%" style:font-name="Lucida Sans" fo:font-size="20pt" fo:letter-spacing="-0.007cm" fo:font-style="normal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P88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009900" style:text-position="-5% 100%" style:font-name="Lucida Sans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9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009900" style:text-position="-5% 100%" style:font-name="Lucida Sans" fo:font-size="20pt" fo:letter-spacing="-0.007cm" fo:font-style="normal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P90" style:family="paragraph" style:parent-style-name="Standard">
      <style:paragraph-properties loext:contextual-spacing="false" fo:margin-left="0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0084d1" style:text-position="-5% 100%" style:font-name="Lucida Sans" fo:font-size="10pt" fo:letter-spacing="-0.007cm" fo:font-style="normal" fo:font-weight="normal" fo:background-color="#ffff00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91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92" style:family="paragraph" style:parent-style-name="Standard">
      <style:paragraph-properties loext:contextual-spacing="false" fo:margin-left="0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93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2pt" fo:letter-spacing="-0.007cm" style:font-size-asian="2pt" style:font-name-complex="Lucida Sans" style:font-size-complex="2pt"/>
    </style:style>
    <style:style style:name="P94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5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6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7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8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9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0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1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2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3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4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105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6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107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8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109" style:family="paragraph" style:parent-style-name="Standard">
      <style:paragraph-properties loext:contextual-spacing="false" fo:margin-left="0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0" style:family="paragraph" style:parent-style-name="Standard">
      <style:paragraph-properties loext:contextual-spacing="false" fo:margin-left="0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ff66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1" style:family="paragraph" style:parent-style-name="Standard">
      <style:paragraph-properties loext:contextual-spacing="false" fo:margin-left="0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9900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2" style:family="paragraph" style:parent-style-name="Standard" style:master-page-name="">
      <style:paragraph-properties fo:margin-left="1.087cm" fo:margin-right="0cm" fo:text-indent="0cm" style:auto-text-indent="false" style:page-number="auto"/>
    </style:style>
    <style:style style:name="P113" style:family="paragraph" style:parent-style-name="Standard" style:master-page-name="">
      <style:paragraph-properties fo:margin-left="1.087cm" fo:margin-right="0cm" fo:text-indent="0cm" style:auto-text-indent="false" style:page-number="auto"/>
      <style:text-properties fo:color="#221f1f" style:text-position="-5% 100%" style:font-name="Arial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4" style:family="paragraph" style:parent-style-name="Standard">
      <style:paragraph-properties fo:margin-left="1.087cm" fo:margin-right="0cm" fo:text-indent="0cm" style:auto-text-indent="false"/>
      <style:text-properties fo:color="#221f1f" style:text-position="-5% 100%" style:font-name="Arial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5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1.002cm" style:auto-text-indent="false" style:text-autospace="none"/>
      <style:text-properties fo:color="#221f1f" style:text-position="-5% 100%" style:font-name="Arial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6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1.002cm" style:auto-text-indent="false" style:text-autospace="none"/>
      <style:text-properties fo:color="#221f1f" style:text-position="-5% 100%" style:font-name="Arial" fo:font-size="7pt" fo:letter-spacing="-0.007cm" fo:font-style="normal" fo:font-weight="bold" style:font-size-asian="7pt" style:font-style-asian="normal" style:font-weight-asian="bold" style:font-name-complex="Lucida Sans" style:font-size-complex="7pt" style:font-style-complex="normal" style:font-weight-complex="bold"/>
    </style:style>
    <style:style style:name="P117" style:family="paragraph" style:parent-style-name="Standard" style:master-page-name="">
      <style:paragraph-properties loext:contextual-spacing="false" fo:margin-left="0cm" fo:margin-right="-0.085cm" fo:margin-top="0.064cm" fo:margin-bottom="0cm" fo:line-height="100%" fo:orphans="0" fo:widows="0" fo:text-indent="1.002cm" style:auto-text-indent="false" style:page-number="auto" style:text-autospace="none"/>
      <style:text-properties fo:color="#221f1f" style:text-position="-5% 100%" style:font-name="Arial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8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9" style:family="paragraph" style:parent-style-name="Standard">
      <style:paragraph-properties fo:margin-left="0cm" fo:margin-right="0cm" fo:text-indent="1.087cm" style:auto-text-indent="false"/>
      <style:text-properties fo:color="#ff3333" style:font-name="Arial" fo:font-size="8pt" fo:font-weight="bold" style:font-size-asian="8pt" style:font-weight-asian="bold" style:font-size-complex="8pt" style:font-weight-complex="bold"/>
    </style:style>
    <style:style style:name="P120" style:family="paragraph" style:parent-style-name="Standard" style:master-page-name="">
      <style:paragraph-properties fo:margin-left="0cm" fo:margin-right="0cm" fo:text-indent="1.087cm" style:auto-text-indent="false" style:page-number="auto"/>
      <style:text-properties fo:color="#ff3333" style:font-name="Arial" fo:font-size="8pt" fo:font-weight="bold" style:font-size-asian="8pt" style:font-weight-asian="bold" style:font-size-complex="8pt" style:font-weight-complex="bold"/>
    </style:style>
    <style:style style:name="P121" style:family="paragraph" style:parent-style-name="Standard">
      <style:paragraph-properties fo:margin-left="1.169cm" fo:margin-right="1.087cm" fo:text-indent="0cm" style:auto-text-indent="false"/>
    </style:style>
    <style:style style:name="P122" style:family="paragraph" style:parent-style-name="Standard">
      <style:paragraph-properties fo:margin-left="0.155cm" fo:margin-right="0.044cm" fo:margin-top="0.064cm" fo:margin-bottom="0cm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fo:font-weight="normal" style:font-size-asian="6pt" style:font-weight-asian="normal" style:font-name-complex="Lucida Sans" style:font-size-complex="6pt" style:font-weight-complex="normal"/>
    </style:style>
    <style:style style:name="P123" style:family="paragraph" style:parent-style-name="Standard" style:master-page-name="">
      <style:paragraph-properties fo:margin-left="1.108cm" fo:margin-right="1.074cm" fo:text-indent="0cm" style:auto-text-indent="false" style:page-number="auto"/>
      <style:text-properties fo:color="#ff3333" style:font-name="Arial" fo:font-size="8pt" fo:font-weight="bold" style:font-size-asian="8pt" style:font-weight-asian="bold" style:font-size-complex="8pt" style:font-weight-complex="bold"/>
    </style:style>
    <style:style style:name="P124" style:family="paragraph" style:parent-style-name="Standard">
      <style:paragraph-properties fo:margin-left="1.108cm" fo:margin-right="1.074cm" fo:text-indent="0cm" style:auto-text-indent="false"/>
      <style:text-properties fo:color="#ff0000" style:font-name="Arial" fo:font-size="10pt" fo:font-weight="bold" fo:background-color="#ffff00" style:font-size-asian="10pt" style:font-weight-asian="bold" style:font-size-complex="10pt" style:font-weight-complex="bold"/>
    </style:style>
    <style:style style:name="P125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position="-5% 100%" style:font-name="Arial" fo:font-size="6pt" fo:letter-spacing="-0.009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9" style:family="text">
      <style:text-properties fo:color="#221f1f" style:text-position="-5% 100%" style:font-name-complex="Lucida Sans"/>
    </style:style>
    <style:style style:name="T1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1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text-position="-5% 100%" fo:font-size="9pt" fo:letter-spacing="-0.007cm" style:font-size-asian="9pt" style:font-size-complex="9pt"/>
    </style:style>
    <style:style style:name="T16" style:family="text">
      <style:text-properties fo:color="#221f1f" style:text-position="-5% 100%" fo:font-size="9pt" style:font-size-asian="9pt" style:font-size-complex="9pt"/>
    </style:style>
    <style:style style:name="T17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18" style:family="text">
      <style:text-properties fo:color="#221f1f" style:text-position="-5% 100%" fo:letter-spacing="-0.012cm" fo:font-weight="normal" style:font-weight-asian="normal" style:font-weight-complex="normal"/>
    </style:style>
    <style:style style:name="T19" style:family="text">
      <style:text-properties fo:color="#221f1f" style:text-position="-5% 100%" fo:letter-spacing="-0.007cm" fo:font-style="normal" style:font-style-asian="normal" style:font-style-complex="normal"/>
    </style:style>
    <style:style style:name="T20" style:family="text">
      <style:text-properties fo:color="#221f1f" style:text-position="-5% 100%" fo:letter-spacing="-0.007cm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221f1f"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221f1f" style:text-position="-5% 100%" fo:letter-spacing="-0.007cm" fo:font-weight="bold" style:font-weight-asian="bold" style:font-weight-complex="bold"/>
    </style:style>
    <style:style style:name="T23" style:family="text">
      <style:text-properties fo:color="#221f1f" style:text-position="-5% 100%" fo:letter-spacing="-0.009cm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221f1f" style:text-position="-5% 100%" fo:letter-spacing="-0.009cm" fo:font-weight="bold" style:font-weight-asian="bold" style:font-weight-complex="bold"/>
    </style:style>
    <style:style style:name="T25" style:family="text">
      <style:text-properties fo:color="#221f1f" style:text-position="-5% 100%" fo:letter-spacing="-0.009cm" fo:font-weight="bold" style:font-weight-asian="bold" style:font-style-complex="normal" style:font-weight-complex="bold"/>
    </style:style>
    <style:style style:name="T26" style:family="text">
      <style:text-properties fo:color="#221f1f" style:text-position="-5% 100%" fo:letter-spacing="-0.009cm" style:font-style-complex="normal" style:font-weight-complex="normal"/>
    </style:style>
    <style:style style:name="T27" style:family="text">
      <style:text-properties fo:color="#221f1f" style:text-position="-5% 100%" fo:letter-spacing="-0.028cm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221f1f" style:text-position="-5% 100%" fo:letter-spacing="-0.028cm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0" style:family="text">
      <style:text-properties fo:color="#221f1f" fo:letter-spacing="-0.007cm" fo:font-style="normal" style:font-style-asian="normal" style:font-style-complex="normal"/>
    </style:style>
    <style:style style:name="T31" style:family="text">
      <style:text-properties fo:color="#221f1f" fo:letter-spacing="-0.007cm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221f1f" fo:letter-spacing="-0.007cm" fo:font-weight="normal" style:font-weight-asian="normal" style:font-weight-complex="normal"/>
    </style:style>
    <style:style style:name="T33" style:family="text">
      <style:text-properties fo:color="#221f1f" fo:letter-spacing="-0.014cm" fo:font-weight="bold" style:font-weight-asian="bold" style:font-weight-complex="bold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fo:color="#000000" style:text-position="-5% 100%" fo:letter-spacing="0.004cm" fo:font-style="normal" style:font-style-asian="normal" style:font-name-complex="Lucida Sans" style:font-style-complex="normal"/>
    </style:style>
    <style:style style:name="T37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T38" style:family="text">
      <style:text-properties fo:color="#000000" style:text-position="-5% 100%" fo:letter-spacing="-0.007cm" fo:font-style="normal" style:font-style-asian="normal" style:font-style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000000" fo:letter-spacing="0.004cm" fo:font-style="normal" style:font-style-asian="normal" style:font-style-complex="normal"/>
    </style:style>
    <style:style style:name="T43" style:family="text">
      <style:text-properties fo:color="#000000" fo:letter-spacing="-0.007cm" fo:font-style="normal" style:font-style-asian="normal" style:font-style-complex="normal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fo:font-size="10pt" fo:letter-spacing="-0.007cm" style:font-size-asian="10pt" style:font-size-complex="10pt"/>
    </style:style>
    <style:style style:name="T47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333333" style:text-position="-5% 100%" fo:font-size="9pt" fo:letter-spacing="-0.016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fo:color="#333333" style:text-position="-5% 100%" fo:font-size="6pt" fo:letter-spacing="-0.016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1" style:family="text">
      <style:text-properties fo:color="#ff0000"/>
    </style:style>
    <style:style style:name="T52" style:family="text">
      <style:text-properties fo:color="#ff0000" style:text-position="-5% 100%" fo:letter-spacing="-0.009cm" fo:font-weight="bold" style:font-weight-asian="bold" style:font-style-complex="normal" style:font-weight-complex="bold"/>
    </style:style>
    <style:style style:name="T53" style:family="text">
      <style:text-properties fo:color="#ff0000" fo:font-size="10pt" fo:background-color="#ffff00" style:font-size-asian="10pt" style:font-size-complex="10pt"/>
    </style:style>
    <style:style style:name="T54" style:family="text">
      <style:text-properties fo:font-size="4pt" style:font-size-asian="4pt" style:font-size-complex="4pt"/>
    </style:style>
    <style:style style:name="T55" style:family="text">
      <style:text-properties style:font-name="Arial" fo:font-size="6pt" style:font-size-asian="6pt" style:font-size-complex="6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size="7pt" style:font-size-asian="7pt" style:font-size-complex="7pt"/>
    </style:style>
    <style:style style:name="T59" style:family="text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60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1" style:family="text">
      <style:text-properties fo:color="#004586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columns-spanned="7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75"><draw:a xlink:type="simple" xlink:href="https://ib.ingenieriaboggio.com.ar/shop"><draw:frame draw:style-name="fr3" draw:name="image: asimage(o.create_uid.image_small,size_x=50,size_y=40)" text:anchor-type="paragraph" svg:x="17.653cm" svg:y="-0.021cm" svg:width="0.958cm" svg:height="1.028cm" draw:z-index="4"><draw:text-box><text:p text:style-name="Frame_20_contents">Imagen</text:p></draw:text-box></draw:frame></draw:a><text:span text:style-name="T20">Enviar a: </text:span><text:span text:style-name="T20"><text:text-input text:description="&lt;o.picking_type_id&gt;">Sucursal</text:text-input></text:span><text:span text:style-name="T23"><text:line-break/></text:span><text:span text:style-name="T23"><text:text-input text:description="&lt;if test=&quot;o.dest_address_id&quot;&gt;">if</text:text-input></text:span><text:span text:style-name="T31">Enviar a</text:span><text:span text:style-name="T32">:</text:span><text:span text:style-name="T33"> </text:span><text:span text:style-name="T22"><text:text-input text:description="&lt;o.dest_address_id.name&gt;">El más rapido SRL</text:text-input></text:span><text:span text:style-name="T22"> -</text:span><text:span text:style-name="T18"> </text:span><text:span text:style-name="T24"><text:text-input text:description="&lt;if test=&quot;o.dest_address_id&quot;&gt;">if</text:text-input></text:span><text:span text:style-name="T24"><text:text-input text:description="&lt;partner_address(o.dest_address_id)&gt;">Balcarce 666</text:text-input></text:span><text:span text:style-name="T20"><text:text-input text:description="&lt;/if&gt;">end if</text:text-input></text:span><text:span text:style-name="T20"> </text:span><text:span text:style-name="T20"><text:text-input text:description="&lt;/if&gt;">end if</text:text-input></text:span></text:p>
                  <text:p text:style-name="P75"><text:span text:style-name="T20">Fecha de entrega: <text:s/></text:span><text:span text:style-name="T20"><text:text-input text:description="&lt;o.date_planned&gt;">Sucursal</text:text-input></text:span></text:p>
                </table:table-cell>
                <table:table-cell table:style-name="Tabla2.A1" office:value-type="string">
                  <text:p text:style-name="P22"><text:span text:style-name="T39">Referencia:</text:span><text:span text:style-name="T41"> </text:span><text:span text:style-name="T40"><text:text-input text:description="&lt;o.partner_ref&gt;">referencia del cliente</text:text-input></text:span></text:p>
                  <text:p text:style-name="P23"><text:span text:style-name="T21">Doc. Origen</text:span><text:span text:style-name="T27">:</text:span><text:span text:style-name="T28"> </text:span><text:span text:style-name="T20"><text:text-input text:description="&lt;o.origin&gt;">R1231231 – R1231321</text:text-input></text:span></text:p>
                  <text:p text:style-name="P23"><text:span text:style-name="T21">Comprador:</text:span><text:span text:style-name="T20"> </text:span><text:span text:style-name="T20"><text:placeholder text:placeholder-type="text">&lt;o.create_uid.name&gt;</text:placeholder></text:span><text:span text:style-name="T29"> - </text:span><text:span text:style-name="T29"><text:placeholder text:placeholder-type="text">&lt;o.create_uid.email&gt;</text:placeholder></text:span></text:p>
                </table:table-cell>
              </table:table-row>
            </table:table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44">Código</text:p>
          </table:table-cell>
          <table:covered-table-cell/>
          <table:table-cell table:style-name="Tabla4.A2" office:value-type="string">
            <text:p text:style-name="P44">Descripción</text:p>
          </table:table-cell>
          <table:table-cell table:style-name="Tabla4.A2" office:value-type="string">
            <text:p text:style-name="P44">Cantidad</text:p>
          </table:table-cell>
          <table:table-cell table:style-name="Tabla4.A2" office:value-type="string">
            <text:p text:style-name="P44">Precio</text:p>
          </table:table-cell>
          <table:table-cell table:style-name="Tabla4.A2" office:value-type="string">
            <text:p text:style-name="P44"/>
          </table:table-cell>
          <table:table-cell table:style-name="Tabla4.A2" office:value-type="string">
            <text:p text:style-name="P44">Total</text:p>
          </table:table-cell>
        </table:table-row>
        <table:table-row table:style-name="Tabla4.1">
          <table:table-cell table:style-name="Tabla4.A2" office:value-type="string">
            <text:p text:style-name="P77"/>
          </table:table-cell>
          <table:table-cell table:style-name="Tabla4.A2" office:value-type="string">
            <text:p text:style-name="P77"/>
          </table:table-cell>
          <table:table-cell table:style-name="Tabla4.A2" office:value-type="string">
            <text:p text:style-name="P91"><text:text-input text:description="&lt;for each=&quot;line in o.order_line&quot;&gt;">For each line</text:text-input>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</table:table-row>
        <table:table-row table:style-name="Tabla4.4">
          <table:table-cell table:style-name="Tabla4.A4" table:number-columns-spanned="2" office:value-type="string">
            <text:p text:style-name="P122"><text:text-input text:description="&lt;line.product_id.supplier_code&gt;">codigo_prove</text:text-input></text:p>
          </table:table-cell>
          <table:covered-table-cell/>
          <table:table-cell table:style-name="Tabla4.C4" office:value-type="string">
            <text:p text:style-name="P92"><text:span text:style-name="T57">[</text:span><text:span text:style-name="T57"><text:text-input text:description="&lt;line.product_id.default_code&gt;">25,45</text:text-input></text:span><text:span text:style-name="T57">] </text:span><text:span text:style-name="T57"><text:text-input text:description="&lt;line.product_id.name&gt;">detalle</text:text-input></text:span><text:span text:style-name="T59"> </text:span><text:span text:style-name="T60"><text:text-input text:description="&lt;line.product_id.attribute_value_ids&gt;">atributo</text:text-input></text:span><text:span text:style-name="T56"> </text:span><text:span text:style-name="T54"><text:text-input text:description="&lt;if test=&quot;line.name[:2]=='--' &quot;&gt;">F</text:text-input></text:span><text:span text:style-name="T54"> </text:span><text:span text:style-name="T51"><text:text-input text:description="&lt;line.name&gt;">descripcion manual</text:text-input></text:span><text:span text:style-name="T54"><text:text-input text:description="&lt;/if&gt;">Ef</text:text-input></text:span><text:span text:style-name="T54"> <text:s/></text:span><text:span text:style-name="T54"><text:text-input text:description="&lt;for each=&quot;line2 in line.taxes_id&quot;&gt;">F</text:text-input></text:span><text:text-input text:description="&lt;line2.description&gt;">10,5%</text:text-input><text:span text:style-name="T54"><text:text-input text:description="&lt;/for&gt;">Ef</text:text-input></text:span><text:span text:style-name="T54"> </text:span></text:p>
          </table:table-cell>
          <table:table-cell table:style-name="Tabla4.C4" office:value-type="string">
            <text:p text:style-name="P79"><text:text-input text:description="&lt;line.product_qty&gt;">25,45</text:text-input> <text:text-input text:description="&lt;line.product_uom.name&gt;">kgs.</text:text-input></text:p>
          </table:table-cell>
          <table:table-cell table:style-name="Tabla4.C4" office:value-type="string">
            <text:p text:style-name="P79"><text:span text:style-name="T48"><text:text-input text:description="&lt;if test=&quot;o.state not in ['draft','sent']&quot;&gt;">if</text:text-input></text:span><text:text-input text:description="&lt;formatLang(line.price_unit)&gt;">9.999,5</text:text-input><text:span text:style-name="T48"><text:text-input text:description="&lt;/if&gt;">/if</text:text-input></text:span></text:p>
          </table:table-cell>
          <table:table-cell table:style-name="Tabla4.C4" office:value-type="string">
            <text:p text:style-name="P79"><text:span text:style-name="T55"><text:text-input text:description="&lt;if test=&quot;line.discount != 0&quot;&gt;">if</text:text-input></text:span><text:text-input text:description="&lt;line.discount&gt;">10</text:text-input><text:span text:style-name="T55">%</text:span><text:span text:style-name="T55"><text:text-input text:description="&lt;/if&gt;">/if</text:text-input></text:span> <text:span text:style-name="T8"><text:s/></text:span></text:p>
          </table:table-cell>
          <table:table-cell table:style-name="Tabla4.C4" office:value-type="string">
            <text:p text:style-name="P79"><text:span text:style-name="T48"><text:text-input text:description="&lt;if test=&quot;o.state not in ['draft','sent','to approve']&quot;&gt;">if</text:text-input></text:span><text:span text:style-name="T58"><text:text-input text:description="&lt;formatLang(line.price_subtotal)&gt;">999.999,50</text:text-input></text:span><text:span text:style-name="T48"><text:text-input text:description="&lt;/if&gt;">/if</text:text-input></text:span></text:p>
          </table:table-cell>
        </table:table-row>
        <table:table-row table:style-name="Tabla4.5">
          <table:table-cell table:style-name="Tabla4.A2" office:value-type="string">
            <text:p text:style-name="P78"/>
          </table:table-cell>
          <table:table-cell table:style-name="Tabla4.A2" office:value-type="string">
            <text:p text:style-name="P78"/>
          </table:table-cell>
          <table:table-cell table:style-name="Tabla4.A2" office:value-type="string">
            <text:p text:style-name="P78"><text:text-input text:description="&lt;/for&gt;">End For</text:text-input></text:p>
          </table:table-cell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5"/>
          </table:table-cell>
        </table:table-row>
        <table:table-row table:style-name="Tabla4.6">
          <table:table-cell table:style-name="Tabla4.A2" office:value-type="string">
            <text:p text:style-name="P82"/>
          </table:table-cell>
          <table:table-cell table:style-name="Tabla4.A2" office:value-type="string">
            <text:p text:style-name="P81"><text:span text:style-name="T19"><text:text-input text:description="&lt;if test=&quot;o.picking_type_id.id==6 and o.state not in ['draft','sent']&quot;&gt;">Sucursal</text:text-input></text:span><text:span text:style-name="T19"> </text:span></text:p>
          </table:table-cell>
          <table:table-cell table:style-name="Tabla4.C6" table:number-columns-spanned="4" office:value-type="string">
            <text:p text:style-name="P85">Por favor, enviar a deposito</text:p>
            <text:p text:style-name="P84">Rosario</text:p>
            <text:p text:style-name="P85">Velez Sarsfield 699, 2000 Rosario, Santa Fe - Tel: 0341- 4362600 / Fax: 4352478</text:p>
            <text:p text:style-name="P85"><text:a xlink:type="simple" xlink:href="mailto:boggio@ingenieiraboggio.com.ar" text:style-name="Internet_20_link" text:visited-style-name="Visited_20_Internet_20_Link">boggio@ingenieiraboggio.com.ar</text:a></text:p>
            <text:p text:style-name="P90"><text:text-input text:description="&lt;o.x_carrier_id and o.x_carrier_id.partner_id.name + ' - ' + (o.x_carrier_id.partner_id.street and o.x_carrier_id.partner_id.street or '') + ' - ' + (o.x_carrier_id.partner_id.street and o.x_carrier_id.partner_id.phone or '') or o.partner_id.property_delivery_carrier_id and o.partner_id.property_delivery_carrier_id.name + ' - ' + (o.partner_id.property_delivery_carrier_id.partner_id.street and o.partner_id.property_delivery_carrier_id.partner_id.street or '') + ' - ' + (o.partner_id.property_delivery_carrier_id.partner_id.phone and o.partner_id.property_delivery_carrier_id.partner_id.phone or '') or 'TRANSPORTE EXPRESO EL IMPALA - Pergamino 3740 - 011 49189595'&gt;">Transporte Rosario</text:text-input></text:p>
          </table:table-cell>
          <table:covered-table-cell/>
          <table:covered-table-cell/>
          <table:covered-table-cell/>
          <table:table-cell table:style-name="Tabla4.A2" office:value-type="string">
            <text:p text:style-name="P76"><text:text-input text:description="&lt;/if&gt;">end if</text:text-input></text:p>
          </table:table-cell>
        </table:table-row>
        <table:table-row table:style-name="Tabla4.7">
          <table:table-cell table:style-name="Tabla4.A2" office:value-type="string">
            <text:p text:style-name="P80"/>
          </table:table-cell>
          <table:table-cell table:style-name="Tabla4.A2" office:value-type="string">
            <text:p text:style-name="P81"><text:span text:style-name="T19"><text:text-input text:description="&lt;if test=&quot;o.picking_type_id.id==11 and o.state not in ['draft','sent']&quot;&gt;">Sucursal</text:text-input></text:span><text:span text:style-name="T19"> </text:span></text:p>
          </table:table-cell>
          <table:table-cell table:style-name="Tabla4.C7" table:number-columns-spanned="4" office:value-type="string">
            <text:p text:style-name="P86">Por favor, enviar a deposito</text:p>
            <text:p text:style-name="P87">Santa Fe</text:p>
            <text:p text:style-name="P86">Facundo Zuviria 5820, 3000 Santa Fe, Santa Fe - Tel: 0342- 4894454 / Fax: 4897308</text:p>
            <text:p text:style-name="P86"><text:a xlink:type="simple" xlink:href="mailto:santafe@ingenieiraboggio.com.ar" text:style-name="Internet_20_link" text:visited-style-name="Visited_20_Internet_20_Link">santafe@ingenieiraboggio.com.ar</text:a></text:p>
            <text:p text:style-name="P90"><text:text-input text:description="&lt;o.x_carrier_id and o.x_carrier_id.partner_id.name + ' - ' + (o.x_carrier_id.partner_id.street and o.x_carrier_id.partner_id.street or '') + ' - ' + (o.x_carrier_id.partner_id.street and o.x_carrier_id.partner_id.phone or '') or o.partner_id.x_metodo_envio_compras and o.partner_id.x_metodo_envio_compras.name + ' - ' + (o.partner_id.x_metodo_envio_compras.partner_id.street and o.partner_id.x_metodo_envio_compras.partner_id.street or '') + ' - ' + (o.partner_id.x_metodo_envio_compras.partner_id.phone and o.partner_id.x_metodo_envio_compras.partner_id.phone or '') or 'TRANSPORTE EXPRESO SANTA ROSA - Pergamino 3751 - 011 46007474'&gt;">Transporte Santa Fe</text:text-input></text:p>
          </table:table-cell>
          <table:covered-table-cell/>
          <table:covered-table-cell/>
          <table:covered-table-cell/>
          <table:table-cell table:style-name="Tabla4.A2" office:value-type="string">
            <text:p text:style-name="P76"><text:text-input text:description="&lt;/if&gt;">end if</text:text-input></text:p>
          </table:table-cell>
        </table:table-row>
        <table:table-row table:style-name="Tabla4.7">
          <table:table-cell table:style-name="Tabla4.A2" office:value-type="string">
            <text:p text:style-name="P80"/>
          </table:table-cell>
          <table:table-cell table:style-name="Tabla4.A2" office:value-type="string">
            <text:p text:style-name="P81"><text:span text:style-name="T19"><text:text-input text:description="&lt;if test=&quot;o.picking_type_id.id==16 and o.state not in ['draft','sent']&quot;&gt;">Sucursal</text:text-input></text:span><text:span text:style-name="T19"> </text:span></text:p>
          </table:table-cell>
          <table:table-cell table:style-name="Tabla4.C7" table:number-columns-spanned="4" office:value-type="string">
            <text:p text:style-name="P88">Por favor, enviar a deposito</text:p>
            <text:p text:style-name="P89">Rafaela</text:p>
            <text:p text:style-name="P88">Remedios de Escalada 257, 2300 Rafaela, Santa Fe - Tel: 03492- 426966</text:p>
            <text:p text:style-name="P88"><text:a xlink:type="simple" xlink:href="mailto:rafaela@ingenieiraboggio.com.ar" text:style-name="Internet_20_link" text:visited-style-name="Visited_20_Internet_20_Link">rafaela@ingenieiraboggio.com.ar</text:a></text:p>
            <text:p text:style-name="P90"><text:text-input text:description="&lt;o.x_carrier_id and o.x_carrier_id.partner_id.name + ' - ' + (o.x_carrier_id.partner_id.street and o.x_carrier_id.partner_id.street or '') + ' - ' + (o.x_carrier_id.partner_id.street and o.x_carrier_id.partner_id.phone or '') or o.partner_id.x_metodo_envio_rafaela and o.partner_id.x_metodo_envio_rafaela.name + ' - ' + (o.partner_id.x_metodo_envio_rafaela.partner_id.street and o.partner_id.x_metodo_envio_rafaela.partner_id.street or '') + ' - ' + (o.partner_id.x_metodo_envio_rafaela.partner_id.phone and o.partner_id.x_metodo_envio_rafaela.partner_id.phone or '') or 'TRANSPORTE EXPRESO SANTA ROSA - Pergamino 3751 - 011 46007474'&gt;">Transporte Rosario</text:text-input></text:p>
          </table:table-cell>
          <table:covered-table-cell/>
          <table:covered-table-cell/>
          <table:covered-table-cell/>
          <table:table-cell table:style-name="Tabla4.A2" office:value-type="string">
            <text:p text:style-name="P76"><text:text-input text:description="&lt;/if&gt;">end if</text:text-input></text:p>
          </table:table-cell>
        </table:table-row>
      </table:table>
      <text:p text:style-name="P120"/>
      <text:p text:style-name="P123"><text:span text:style-name="T53">Cambios de lista de precio, informarlos a </text:span><text:a xlink:type="simple" xlink:href="mailto:listasprecio@ingenieriaboggio.com.ar" text:style-name="Internet_20_link" text:visited-style-name="Visited_20_Internet_20_Link">listas@ingenieriaboggio.com.ar</text:a><text:span text:style-name="T53"> (preferentemente en formato excel). </text:span></text:p>
      <text:p text:style-name="P124">No se admiten informes de cambio de lista y/o descuento por WhatsApp. Las condiciones de la presente Orden de Compra (OC) se considerarán ACEPTADAS en un todo por el proveedor si en el término de 48 hs de</text:p>
      <text:p text:style-name="P124">recicida no se presentan objeciones. El correo electrónico se considerá un medio válido de envío. En los Remitos/Factura deberá figurar el N° de la presente OC.</text:p>
      <text:p text:style-name="P119"><text:span text:style-name="T53">Enviar facturas a, </text:span><text:a xlink:type="simple" xlink:href="mailto:factura.electronica@ingenieriaboggio.com.ar" text:style-name="Internet_20_link" text:visited-style-name="Visited_20_Internet_20_Link">factura.electronica@ingenieriaboggio.com.ar</text:a></text:p>
      <text:p text:style-name="P119"><text:span text:style-name="T53">Pagos, </text:span><text:a xlink:type="simple" xlink:href="mailto:chernandez@ingenieriaboggio.com.ar" text:style-name="Internet_20_link" text:visited-style-name="Visited_20_Internet_20_Link">chernandez@ingenieriaboggio.com.ar</text:a><text:span text:style-name="T53"> (0341 4362641)</text:span></text:p>
      <text:p text:style-name="P119"/>
      <text:p text:style-name="P121"><text:text-input text:description="&lt;if test=&quot;o.partner_id.id!=38842 and len(o.env['purchase.order.line'].search( [['partner_id', '=', o.partner_id.id],['state', '!=', 'cancel'],['delivery_status', '=', 'to receive'], ['order_id', '!=', o.id] ]))&gt;0&quot;&gt;">if</text:text-input></text:p>
      <text:p text:style-name="P119">A continuación enviamos los pendientes de entrega para su control separado por sucursales según corresponda</text:p>
      <text:p text:style-name="P113"><text:text-input text:description="&lt;if test=&quot;len(o.env['purchase.order.line'].search( [['partner_id', '=', o.partner_id.id],['state', '!=', 'cancel'],['delivery_status', '=', 'to receive'],['order_id.picking_type_id.warehouse_id', '=', 2] ]))&gt;0&quot;&gt;">if</text:text-input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header-rows>
          <text:soft-page-break/>
          <table:table-row>
            <table:table-cell table:style-name="Tabla10.A1" table:number-columns-spanned="8" office:value-type="string">
              <text:p text:style-name="P62">Pendientes de entrega para enviar a Rosario → para su contro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10.A2" office:value-type="string">
              <text:p text:style-name="P46">Fecha</text:p>
            </table:table-cell>
            <table:table-cell table:style-name="Tabla10.A2" office:value-type="string">
              <text:p text:style-name="P46">Documento</text:p>
            </table:table-cell>
            <table:table-cell table:style-name="Tabla10.A2" office:value-type="string">
              <text:p text:style-name="P46">Producto</text:p>
            </table:table-cell>
            <table:table-cell table:style-name="Tabla10.A2" office:value-type="string">
              <text:p text:style-name="P47">Comprador</text:p>
            </table:table-cell>
            <table:table-cell table:style-name="Tabla10.A2" office:value-type="string">
              <text:p text:style-name="P48">Cant<text:line-break/>Pendiente</text:p>
            </table:table-cell>
            <table:table-cell table:style-name="Tabla10.A2" office:value-type="string">
              <text:p text:style-name="P47">Cant pedida </text:p>
            </table:table-cell>
            <table:table-cell table:style-name="Tabla10.A2" office:value-type="string">
              <text:p text:style-name="P47">Cant Recibida</text:p>
            </table:table-cell>
            <table:table-cell table:style-name="Tabla10.H2" office:value-type="string">
              <text:p text:style-name="P47">Cant devuelta</text:p>
            </table:table-cell>
          </table:table-row>
        </table:table-header-rows>
        <table:table-row>
          <table:table-cell table:style-name="Tabla10.A2" office:value-type="string">
            <text:p text:style-name="P94"><text:text-input text:description="&lt;for each=&quot;line1 in o.env['purchase.order.line'].search( [['partner_id', '=', o.partner_id.id],['state', '!=', 'cancel'],['delivery_status', '=', 'to receive'],['order_id.picking_type_id.warehouse_id', '=', 2],['order_id.id', '!=', o.id] ])&quot;&gt;">For each</text:text-input> </text:p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9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H2" office:value-type="string">
            <text:p text:style-name="P46"/>
          </table:table-cell>
        </table:table-row>
        <table:table-row table:style-name="Tabla10.4">
          <table:table-cell table:style-name="Tabla10.A2" office:value-type="string">
            <text:p text:style-name="P63"><text:text-input text:description="&lt;formatLang(line1.create_date,date='true')&gt;">fecha</text:text-input></text:p>
          </table:table-cell>
          <table:table-cell table:style-name="Tabla10.A2" office:value-type="string">
            <text:p text:style-name="P125"><text:text-input text:description="&lt;line1.order_id&gt;">if</text:text-input></text:p>
          </table:table-cell>
          <table:table-cell table:style-name="Tabla10.A2" office:value-type="string">
            <text:p text:style-name="P97"><text:text-input text:description="&lt;line1.x_product_brand_id.name&gt;">fecha</text:text-input> <text:text-input text:description="&lt;line1.product_id.supplier_code&gt;">fecha</text:text-input> <text:text-input text:description="&lt;line1.name&gt;">fecha</text:text-input> <text:text-input text:description="&lt;line1.product_id.default_code&gt;">fecha</text:text-input></text:p>
          </table:table-cell>
          <table:table-cell table:style-name="Tabla10.A2" office:value-type="string">
            <text:p text:style-name="P100"><text:text-input text:description="&lt;line1.create_uid.name&gt;">fecha</text:text-input></text:p>
          </table:table-cell>
          <table:table-cell table:style-name="Tabla10.A2" office:value-type="string">
            <text:p text:style-name="P104"><text:text-input text:description="&lt;line1.product_qty-line1.qty_received&gt;">fecha</text:text-input></text:p>
          </table:table-cell>
          <table:table-cell table:style-name="Tabla10.A2" office:value-type="string">
            <text:p text:style-name="P103"><text:text-input text:description="&lt;line1.product_qty&gt;">fecha</text:text-input></text:p>
          </table:table-cell>
          <table:table-cell table:style-name="Tabla10.A2" office:value-type="string">
            <text:p text:style-name="P103"><text:text-input text:description="&lt;line1.qty_received&gt;">fecha</text:text-input></text:p>
          </table:table-cell>
          <table:table-cell table:style-name="Tabla10.H2" office:value-type="string">
            <text:p text:style-name="P109"><text:text-input text:description="&lt;line1.qty_returned&gt;">fecha</text:text-input></text:p>
          </table:table-cell>
        </table:table-row>
        <table:table-row>
          <table:table-cell table:style-name="Tabla10.A2" office:value-type="string">
            <text:p text:style-name="P9"><text:text-input text:description="&lt;/for&gt;">End For</text:text-input></text:p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9"/>
          </table:table-cell>
          <table:table-cell table:style-name="Tabla10.A2" office:value-type="string">
            <text:p text:style-name="P46"/>
          </table:table-cell>
          <table:table-cell table:style-name="Tabla10.A2" office:value-type="string">
            <text:p text:style-name="P46"/>
          </table:table-cell>
          <table:table-cell table:style-name="Tabla10.H2" office:value-type="string">
            <text:p text:style-name="P46"/>
          </table:table-cell>
        </table:table-row>
      </table:table>
      <text:p text:style-name="P117"><text:text-input text:description="&lt;/if&gt;">end if</text:text-input></text:p>
      <text:p text:style-name="P116"><text:s/></text:p>
      <text:p text:style-name="P113"><text:text-input text:description="&lt;if test=&quot;len(o.env['purchase.order.line'].search( [['partner_id', '=', o.partner_id.id],['state', '!=', 'cancel'],['delivery_status', '=', 'to receive'],['order_id.picking_type_id.warehouse_id', '=', 3] ]))&gt;0&quot;&gt;">if</text:text-input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header-rows>
          <table:table-row>
            <table:table-cell table:style-name="Tabla11.A1" table:number-columns-spanned="8" office:value-type="string">
              <text:p text:style-name="P65">Pendientes de entrega para enviar a Santa Fe → para su contro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1.2">
            <table:table-cell table:style-name="Tabla11.A2" office:value-type="string">
              <text:p text:style-name="P50">Fecha</text:p>
            </table:table-cell>
            <table:table-cell table:style-name="Tabla11.A2" office:value-type="string">
              <text:p text:style-name="P50">Documento</text:p>
            </table:table-cell>
            <table:table-cell table:style-name="Tabla11.A2" office:value-type="string">
              <text:p text:style-name="P50">Producto</text:p>
            </table:table-cell>
            <table:table-cell table:style-name="Tabla11.A2" office:value-type="string">
              <text:p text:style-name="P51">Comprador</text:p>
            </table:table-cell>
            <table:table-cell table:style-name="Tabla11.E2" office:value-type="string">
              <text:p text:style-name="P52">Cant<text:line-break/>Pendiente</text:p>
            </table:table-cell>
            <table:table-cell table:style-name="Tabla11.A2" office:value-type="string">
              <text:p text:style-name="P51">Cant pedida </text:p>
            </table:table-cell>
            <table:table-cell table:style-name="Tabla11.A2" office:value-type="string">
              <text:p text:style-name="P51">Cant Recibida</text:p>
            </table:table-cell>
            <table:table-cell table:style-name="Tabla11.H2" office:value-type="string">
              <text:p text:style-name="P51">Cant devuelta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95"><text:text-input text:description="&lt;for each=&quot;line1 in o.env['purchase.order.line'].search( [['partner_id', '=', o.partner_id.id],['state', '!=', 'cancel'],['delivery_status', '=', 'to receive'],['order_id.picking_type_id.warehouse_id', '=', 3],['order_id.id', '!=', o.id] ])&quot;&gt;">For each</text:text-input> </text:p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E2" office:value-type="string">
            <text:p text:style-name="P53"/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H2" office:value-type="string">
            <text:p text:style-name="P50"/>
          </table:table-cell>
        </table:table-row>
        <table:table-row table:style-name="Tabla11.4">
          <table:table-cell table:style-name="Tabla11.A2" office:value-type="string">
            <text:p text:style-name="P64"><text:text-input text:description="&lt;formatLang(line1.create_date,date='true')&gt;">fecha</text:text-input></text:p>
          </table:table-cell>
          <table:table-cell table:style-name="Tabla11.A2" office:value-type="string">
            <text:p text:style-name="P118"><text:span text:style-name="T26"><text:s/></text:span><text:span text:style-name="T26"><text:text-input text:description="&lt;line1.order_id&gt;">if</text:text-input></text:span></text:p>
          </table:table-cell>
          <table:table-cell table:style-name="Tabla11.A2" office:value-type="string">
            <text:p text:style-name="P98"><text:text-input text:description="&lt;line1.x_product_brand_id.name&gt;">fecha</text:text-input> <text:text-input text:description="&lt;line1.product_id.supplier_code&gt;">fecha</text:text-input> <text:text-input text:description="&lt;line1.name&gt;">fecha</text:text-input><text:span text:style-name="T61"> </text:span><text:text-input text:description="&lt;line1.product_id.default_code&gt;">fecha</text:text-input> </text:p>
          </table:table-cell>
          <table:table-cell table:style-name="Tabla11.A2" office:value-type="string">
            <text:p text:style-name="P101"><text:text-input text:description="&lt;line1.create_uid.name&gt;">fecha</text:text-input></text:p>
          </table:table-cell>
          <table:table-cell table:style-name="Tabla11.E2" office:value-type="string">
            <text:p text:style-name="P106"><text:text-input text:description="&lt;line1.product_qty-line1.qty_received&gt;">fecha</text:text-input></text:p>
          </table:table-cell>
          <table:table-cell table:style-name="Tabla11.A2" office:value-type="string">
            <text:p text:style-name="P105"><text:text-input text:description="&lt;line1.product_qty&gt;">fecha</text:text-input></text:p>
          </table:table-cell>
          <table:table-cell table:style-name="Tabla11.A2" office:value-type="string">
            <text:p text:style-name="P105"><text:text-input text:description="&lt;line1.qty_received&gt;">fecha</text:text-input></text:p>
          </table:table-cell>
          <table:table-cell table:style-name="Tabla11.H2" office:value-type="string">
            <text:p text:style-name="P110"><text:text-input text:description="&lt;line1.qty_returned&gt;">fecha</text:text-input></text:p>
          </table:table-cell>
        </table:table-row>
        <table:table-row table:style-name="Tabla11.2">
          <table:table-cell table:style-name="Tabla11.A2" office:value-type="string">
            <text:p text:style-name="P10"><text:text-input text:description="&lt;/for&gt;">End For</text:text-input></text:p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E2" office:value-type="string">
            <text:p text:style-name="P53"/>
          </table:table-cell>
          <table:table-cell table:style-name="Tabla11.A2" office:value-type="string">
            <text:p text:style-name="P50"/>
          </table:table-cell>
          <table:table-cell table:style-name="Tabla11.A2" office:value-type="string">
            <text:p text:style-name="P50"/>
          </table:table-cell>
          <table:table-cell table:style-name="Tabla11.H2" office:value-type="string">
            <text:p text:style-name="P50"/>
          </table:table-cell>
        </table:table-row>
      </table:table>
      <text:p text:style-name="P115"><text:text-input text:description="&lt;/if&gt;">end if</text:text-input></text:p>
      <text:p text:style-name="P112"/>
      <text:p text:style-name="P114"><text:text-input text:description="&lt;if test=&quot;len(o.env['purchase.order.line'].search( [['partner_id', '=', o.partner_id.id],['state', '!=', 'cancel'],['delivery_status', '=', 'to receive'],['order_id.picking_type_id.warehouse_id', '=', 4] ]))&gt;0&quot;&gt;">if</text:text-input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header-rows>
          <table:table-row>
            <table:table-cell table:style-name="Tabla12.A1" table:number-columns-spanned="8" office:value-type="string">
              <text:p text:style-name="P67">Pendientes de entrega para enviar a Rafalea → para su contro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12.A2" office:value-type="string">
              <text:p text:style-name="P54">Fecha</text:p>
            </table:table-cell>
            <table:table-cell table:style-name="Tabla12.A2" office:value-type="string">
              <text:p text:style-name="P54">Documento</text:p>
            </table:table-cell>
            <table:table-cell table:style-name="Tabla12.A2" office:value-type="string">
              <text:p text:style-name="P54">Producto</text:p>
            </table:table-cell>
            <table:table-cell table:style-name="Tabla12.A2" office:value-type="string">
              <text:p text:style-name="P55">Comprador</text:p>
            </table:table-cell>
            <table:table-cell table:style-name="Tabla12.A2" office:value-type="string">
              <text:p text:style-name="P56">Cant<text:line-break/>Pendiente</text:p>
            </table:table-cell>
            <table:table-cell table:style-name="Tabla12.A2" office:value-type="string">
              <text:p text:style-name="P55">Cant pedida </text:p>
            </table:table-cell>
            <table:table-cell table:style-name="Tabla12.A2" office:value-type="string">
              <text:p text:style-name="P55">Cant Recibida</text:p>
            </table:table-cell>
            <table:table-cell table:style-name="Tabla12.H2" office:value-type="string">
              <text:p text:style-name="P55">Cant devuelta</text:p>
            </table:table-cell>
          </table:table-row>
        </table:table-header-rows>
        <table:table-row>
          <table:table-cell table:style-name="Tabla12.A2" office:value-type="string">
            <text:p text:style-name="P96"><text:text-input text:description="&lt;for each=&quot;line1 in o.env['purchase.order.line'].search( [['partner_id', '=', o.partner_id.id],['state', '!=', 'cancel'],['delivery_status', '=', 'to receive'],['order_id.picking_type_id.warehouse_id', '=', 4],['order_id.id', '!=', o.id] ])&quot;&gt;">For each</text:text-input> </text:p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H2" office:value-type="string">
            <text:p text:style-name="P54"/>
          </table:table-cell>
        </table:table-row>
        <table:table-row table:style-name="Tabla12.4">
          <table:table-cell table:style-name="Tabla12.A2" office:value-type="string">
            <text:p text:style-name="P66"><text:text-input text:description="&lt;formatLang(line1.create_date,date='true')&gt;">fecha</text:text-input></text:p>
          </table:table-cell>
          <table:table-cell table:style-name="Tabla12.A2" office:value-type="string">
            <text:p text:style-name="P118"><text:span text:style-name="T25"><text:text-input text:description="&lt;if test=&quot;o.id==line1.order_id.id&quot;&gt;">if</text:text-input></text:span><text:span text:style-name="T25"> </text:span><text:span text:style-name="T52">Presente ODC</text:span><text:span text:style-name="T25"> </text:span><text:span text:style-name="T25"><text:text-input text:description="&lt;/if&gt;">end if</text:text-input></text:span><text:span text:style-name="T25"> </text:span><text:span text:style-name="T26"><text:text-input text:description="&lt;if test=&quot;o.id!=line1.order_id.id&quot;&gt;">if</text:text-input></text:span><text:span text:style-name="T26"> </text:span><text:span text:style-name="T26"><text:text-input text:description="&lt;line1.order_id&gt;">if</text:text-input></text:span><text:span text:style-name="T26"> </text:span><text:span text:style-name="T26"><text:text-input text:description="&lt;/if&gt;">end if</text:text-input></text:span></text:p>
          </table:table-cell>
          <table:table-cell table:style-name="Tabla12.A2" office:value-type="string">
            <text:p text:style-name="P99"><text:text-input text:description="&lt;line1.x_product_brand_id.name&gt;">fecha</text:text-input> <text:text-input text:description="&lt;line1.product_id.supplier_code&gt;">fecha</text:text-input> <text:text-input text:description="&lt;line1.name&gt;">fecha</text:text-input><text:span text:style-name="T61"> </text:span><text:text-input text:description="&lt;line1.product_id.default_code&gt;">fecha</text:text-input></text:p>
          </table:table-cell>
          <table:table-cell table:style-name="Tabla12.A2" office:value-type="string">
            <text:p text:style-name="P102"><text:text-input text:description="&lt;line1.create_uid.name&gt;">fecha</text:text-input></text:p>
          </table:table-cell>
          <table:table-cell table:style-name="Tabla12.A2" office:value-type="string">
            <text:p text:style-name="P108"><text:text-input text:description="&lt;line1.product_qty-line1.qty_received&gt;">fecha</text:text-input></text:p>
          </table:table-cell>
          <table:table-cell table:style-name="Tabla12.A2" office:value-type="string">
            <text:p text:style-name="P107"><text:text-input text:description="&lt;line1.product_qty&gt;">fecha</text:text-input></text:p>
          </table:table-cell>
          <table:table-cell table:style-name="Tabla12.A2" office:value-type="string">
            <text:p text:style-name="P107"><text:text-input text:description="&lt;line1.qty_received&gt;">fecha</text:text-input></text:p>
          </table:table-cell>
          <table:table-cell table:style-name="Tabla12.H2" office:value-type="string">
            <text:p text:style-name="P111"><text:text-input text:description="&lt;line1.qty_returned&gt;">fecha</text:text-input></text:p>
          </table:table-cell>
        </table:table-row>
        <table:table-row>
          <table:table-cell table:style-name="Tabla12.A2" office:value-type="string">
            <text:p text:style-name="P11"><text:text-input text:description="&lt;/for&gt;">End For</text:text-input></text:p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A2" office:value-type="string">
            <text:p text:style-name="P54"/>
          </table:table-cell>
          <table:table-cell table:style-name="Tabla12.H2" office:value-type="string">
            <text:p text:style-name="P54"/>
          </table:table-cell>
        </table:table-row>
      </table:table>
      <text:p text:style-name="P115"><text:text-input text:description="&lt;/if&gt;">end if</text:text-input></text:p>
      <text:p text:style-name="P115"><text:text-input text:description="&lt;/if&gt;">end if</text:text-input></text:p>
      <text:p text:style-name="P115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1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261cm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background-color="transparent" fo:padding="0.049cm" fo:border-left="0.018cm solid #cccccc" fo:border-right="none" fo:border-top="0.018cm solid #cccccc" fo:border-bottom="0.018cm solid #cccccc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-left="none" fo:border-right="0.018cm solid #cccccc" fo:border-top="0.018cm solid #cccccc" fo:border-bottom="0.018cm solid #cccccc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M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1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MP2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MP2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MP26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2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MP28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MP29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2pt" style:font-size-asian="2pt" style:font-size-complex="2pt"/>
    </style:style>
    <style:style style:name="MP33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4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5" style:family="paragraph" style:parent-style-name="Standard">
      <style:paragraph-properties loext:contextual-spacing="false" fo:margin-left="0cm" fo:margin-right="-0.083cm" fo:margin-top="0cm" fo:margin-bottom="0cm" fo:line-height="0.369cm" fo:text-align="start" style:justify-single-word="false" fo:orphans="0" fo:widows="0" fo:text-indent="0cm" style:auto-text-indent="false" style:text-autospace="none" style:writing-mode="page">
        <style:tab-stops/>
      </style:paragraph-properties>
      <style:text-properties fo:color="#ff0000" style:text-position="-5% 100%" style:font-name="Lucida Sans" fo:font-size="10pt" fo:letter-spacing="-0.016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36" style:family="paragraph" style:parent-style-name="Standard">
      <style:paragraph-properties loext:contextual-spacing="false" fo:margin-left="0cm" fo:margin-right="-0.083cm" fo:margin-top="0cm" fo:margin-bottom="0cm" fo:line-height="0.369cm" fo:text-align="start" style:justify-single-word="false" fo:orphans="0" fo:widows="0" fo:text-indent="0cm" style:auto-text-indent="false" style:text-autospace="none" style:writing-mode="page">
        <style:tab-stops/>
      </style:paragraph-properties>
      <style:text-properties fo:color="#333333" style:text-position="-5% 100%" style:font-name="Lucida Sans" fo:font-size="9pt" fo:letter-spacing="-0.016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7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Table_20_Contents">
      <style:paragraph-properties fo:text-align="end" style:justify-single-word="false"/>
    </style:style>
    <style:style style:name="MP39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42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fo:color="#000000" style:text-position="-5% 100%" fo:letter-spacing="0.004cm" fo:font-style="normal" style:font-style-asian="normal" style:font-name-complex="Lucida Sans" style:font-style-complex="normal"/>
    </style:style>
    <style:style style:name="MT8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MT9" style:family="text">
      <style:text-properties fo:color="#221f1f" style:text-position="-5% 100%" style:font-name-complex="Lucida Sans"/>
    </style:style>
    <style:style style:name="MT10" style:family="text">
      <style:text-properties fo:color="#000000" fo:letter-spacing="0.004cm" fo:font-style="normal" style:font-style-asian="normal" style:font-style-complex="normal"/>
    </style:style>
    <style:style style:name="MT11" style:family="text">
      <style:text-properties fo:color="#000000" fo:letter-spacing="-0.007cm" fo:font-style="normal" style:font-style-asian="normal" style:font-style-complex="normal"/>
    </style:style>
    <style:style style:name="MT12" style:family="text">
      <style:text-properties fo:color="#000000" style:text-position="-5% 100%" fo:letter-spacing="-0.007cm" fo:font-style="normal" style:font-style-asian="normal" style:font-style-complex="normal"/>
    </style:style>
    <style:style style:name="MT1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4" style:family="text">
      <style:text-properties fo:color="#221f1f" style:font-name="Lucida Sans" fo:font-size="9pt" style:font-size-asian="9pt" style:font-name-complex="Lucida Sans" style:font-size-complex="9pt"/>
    </style:style>
    <style:style style:name="M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7" style:family="text">
      <style:text-properties fo:color="#221f1f" style:text-position="-5% 100%" fo:font-size="9pt" fo:letter-spacing="-0.007cm" style:font-size-asian="9pt" style:font-size-complex="9pt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fo:letter-spacing="-0.007cm" fo:font-style="normal" style:font-style-asian="normal" style:font-style-complex="normal"/>
    </style:style>
    <style:style style:name="MT24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25" style:family="text">
      <style:text-properties fo:letter-spacing="-0.009cm"/>
    </style:style>
    <style:style style:name="MT26" style:family="text">
      <style:text-properties fo:letter-spacing="-0.016cm"/>
    </style:style>
    <style:style style:name="MT27" style:family="text">
      <style:text-properties fo:font-size="10pt" fo:letter-spacing="-0.007cm" style:font-size-asian="10pt" style:font-size-complex="10pt"/>
    </style:style>
    <style:style style:name="MT28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MT29" style:family="text">
      <style:text-properties fo:color="#333333" style:text-position="-5% 100%" fo:font-size="9pt" fo:letter-spacing="-0.016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333333" style:text-position="-5% 100%" fo:font-size="6pt" fo:letter-spacing="-0.016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397cm" fo:margin-bottom="1.99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7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fo:min-width="3.844cm" draw:z-index="1"><draw:text-box fo:min-height="3.447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fo:min-width="5.579cm" draw:z-index="3"><draw:text-box fo:min-height="1.85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,'to approve']&quot;&gt;">if</text:text-input><text:text-input text:description="&lt;draft_title&gt;">Draft</text:text-input><text:text-input text:description="&lt;/if&gt;">/i</text:text-input><text:text-input text:description="&lt;if test=&quot;print_title and o.state not in ['draft','sent','to approve']&quot;&gt;">if</text:text-input><text:text-input text:description="&lt;progress_title&gt;">Progress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4">Hoja</text:span> Nº: <text:page-number text:select-page="current">2</text:page-number>/<text:page-count>2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2" office:value-type="string">
              <text:p text:style-name="MP10"/>
              <text:p text:style-name="MP10"><text:placeholder text:placeholder-type="text">&lt;if test="print_header"&gt;</text:placeholder></text:p>
              <text:p text:style-name="MP11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text:span text:style-name="MT6"> - </text:span><text:span text:style-name="MT6"><text:placeholder text:placeholder-type="text">&lt;company.partner_id.email&gt;</text:placeholder></text:span></text:p>
              <text:p text:style-name="MP13"><text:placeholder text:placeholder-type="text">&lt;company.website&gt;</text:placeholder></text:p>
              <text:p text:style-name="MP14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5"/>
            </table:table-cell>
            <table:covered-table-cell/>
            <table:table-cell table:style-name="Tabla5.A1" office:value-type="string">
              <text:p text:style-name="MP16"><text:placeholder text:placeholder-type="text">&lt;company.report_company_name or company.name&gt;</text:placeholder></text:p>
              <text:p text:style-name="MP17"><text:span text:style-name="MT7"><text:text-input text:description="&lt;if test=&quot;print_header&quot;&gt;">IF2</text:text-input></text:span><text:span text:style-name="MT8">CUIT</text:span><text:span text:style-name="MT9">: </text:span><text:span text:style-name="MT9"><text:text-input text:description="&lt;company.partner_id.commercial_partner_id.cuit&gt;">20-31393297-9</text:text-input></text:span><text:span text:style-name="MT7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: <text:text-input text:description="&lt;company.partner_id.gross_income_number&gt;">EXENTO</text:text-input><text:span text:style-name="MT10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2">Inicio de actividades</text:span><text:span text:style-name="MT11">: </text:span><text:span text:style-name="MT11"><text:text-input text:description="&lt;if test=&quot;company.partner_id.start_date&quot;&gt;">If</text:text-input></text:span><text:span text:style-name="MT11"><text:text-input text:description="&lt;formatLang(company.partner_id.start_date,date='true')&gt;">DD/MM/YYYY</text:text-input></text:span><text:span text:style-name="MT11"><text:text-input text:description="&lt;/if&gt;">/if</text:text-input></text:span><text:span text:style-name="MT10"><text:text-input text:description="&lt;/if&gt;">&lt;/if&gt;</text:text-input></text:span></text:p>
              <text:p text:style-name="MP20"><text:placeholder text:placeholder-type="text">&lt;company.partner_id.afip_responsability_type_id.name&gt;</text:placeholder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3">Cliente</text:span><text:span text:style-name="MT14">:</text:span><text:span text:style-name="MT15"> </text:span><text:span text:style-name="MT16"><text:placeholder text:placeholder-type="text">&lt;o.partner_id.commercial_partner_id.name&gt;</text:placeholder></text:span></text:p>
              <text:p text:style-name="MP23"/>
              <text:p text:style-name="MP24"><text:span text:style-name="MT17">Dirección</text:span><text:span text:style-name="MT18">: </text:span><text:span text:style-name="MT18"><text:placeholder text:placeholder-type="text">&lt;partner_address(o.partner_id.commercial_partner_id)&gt;</text:placeholder></text:span></text:p>
              <text:p text:style-name="MP25"/>
              <text:p text:style-name="MP26"><text:span text:style-name="MT13">Cond IVA</text:span><text:span text:style-name="MT14">:</text:span><text:span text:style-name="MT15"> </text:span><text:span text:style-name="MT19"><text:placeholder text:placeholder-type="text">&lt;o.partner_id.commercial_partner_id.afip_responsability_type_id.name&gt;</text:placeholder></text:span></text:p>
            </table:table-cell>
            <table:table-cell table:style-name="Tabla7.B1" office:value-type="string">
              <text:p text:style-name="MP27"/>
              <text:p text:style-name="MP28"><text:span text:style-name="MT13">Teléfono</text:span><text:span text:style-name="MT14">:</text:span><text:span text:style-name="MT15"> </text:span><text:span text:style-name="MT19"><text:placeholder text:placeholder-type="text">&lt;o.partner_id.commercial_partner_id.phone&gt;</text:placeholder></text:span></text:p>
              <text:p text:style-name="MP29"/>
              <text:p text:style-name="MP28"><text:span text:style-name="MT13">Mail</text:span><text:span text:style-name="MT14">:</text:span><text:span text:style-name="MT15"> </text:span><text:span text:style-name="MT19"><text:placeholder text:placeholder-type="text">&lt;o.partner_id.commercial_partner_id.email&gt;</text:placeholder></text:span></text:p>
              <text:p text:style-name="MP30"><text:span text:style-name="MT20"><text:placeholder text:placeholder-type="text">&lt;if test="not o.dest_address_id and o.partner_id.parent_id"&gt;</text:placeholder></text:span><text:span text:style-name="MT20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1"><text:placeholder text:placeholder-type="text">&lt;partner_address(o.partner_id)&gt;</text:placeholder></text:span><text:span text:style-name="MT19"><text:placeholder text:placeholder-type="text">&lt;/if&gt;</text:placeholder></text:span></text:p>
              <text:p text:style-name="MP31"><text:span text:style-name="MT22"><text:text-input text:description="&lt;o.partner_id.commercial_partner_id.main_id_category_id.code&gt;">CUIT</text:text-input></text:span><text:span text:style-name="MT19">: </text:span><text:span text:style-name="MT19"><text:placeholder text:placeholder-type="text">&lt;o.partner_id.commercial_partner_id.main_id_number&gt;</text:placeholder></text:span></text:p>
            </table:table-cell>
          </table:table-row>
        </table:table>
        <text:p text:style-name="MP3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3">Los productos solicitados en la presente orden de compra deben cumplir con la resolución de seguridad eléctrica vigente.</text:p>
              <text:p text:style-name="MP34"><text:span text:style-name="MT23">OBSERVACIONES</text:span>: <text:span text:style-name="MT24"><text:placeholder text:placeholder-type="text">&lt;o.notes&gt;</text:placeholder></text:span></text:p>
              <text:p text:style-name="MP35"/>
              <text:p text:style-name="MP35"/>
              <text:p text:style-name="MP36"/>
              <text:p text:style-name="MP36"/>
            </table:table-cell>
            <table:table-cell table:style-name="Tabla6.B1" office:value-type="string">
              <text:p text:style-name="MP37"><text:span text:style-name="MT4">SUBTOTAL</text:span><text:span text:style-name="MT25"> </text:span><text:span text:style-name="MT26"><text:text-input text:description="&lt;o.currency_id.symbol&gt;">USD</text:text-input></text:span></text:p>
            </table:table-cell>
            <table:table-cell table:style-name="Tabla6.B1" office:value-type="string">
              <text:p text:style-name="MP38"/>
            </table:table-cell>
            <table:table-cell table:style-name="Tabla6.B1" office:value-type="string">
              <text:p text:style-name="MP38"/>
            </table:table-cell>
            <table:table-cell table:style-name="Tabla6.B1" office:value-type="string">
              <text:p text:style-name="MP39"><text:span text:style-name="MT27"><text:text-input text:description="&lt;if test=&quot;o.state not in ['draft','sent','to approve']&quot;&gt;">if</text:text-input></text:span><text:text-input text:description="&lt;formatLang(o.amount_untaxed)&gt;">99.999,99</text:text-input><text:span text:style-name="MT27"><text:text-input text:description="&lt;/if&gt;">/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0"/>
            </table:table-cell>
            <table:table-cell table:style-name="Tabla6.B2" office:value-type="string">
              <text:p text:style-name="MP41"/>
            </table:table-cell>
            <table:table-cell table:style-name="Tabla6.B2" office:value-type="string">
              <text:p text:style-name="MP42"/>
            </table:table-cell>
            <table:table-cell table:style-name="Tabla6.B2" office:value-type="string">
              <text:p text:style-name="MP42"/>
            </table:table-cell>
          </table:table-row>
          <table:table-row table:style-name="Tabla6.3">
            <table:covered-table-cell/>
            <table:table-cell table:style-name="Tabla6.B2" office:value-type="string">
              <text:p text:style-name="MP43">IMPUESTOS</text:p>
            </table:table-cell>
            <table:table-cell table:style-name="Tabla6.B2" office:value-type="string">
              <text:p text:style-name="MP44"/>
            </table:table-cell>
            <table:table-cell table:style-name="Tabla6.B2" office:value-type="string">
              <text:p text:style-name="MP45"/>
            </table:table-cell>
            <table:table-cell table:style-name="Tabla6.B2" office:value-type="string">
              <text:p text:style-name="MP46"><text:span text:style-name="MT28"><text:text-input text:description="&lt;if test=&quot;o.state not in ['draft','sent','to approve']&quot;&gt;">if</text:text-input></text:span><text:text-input text:description="&lt;formatLang(o.amount_tax)&gt;">99.999,99</text:text-input><text:span text:style-name="MT28"><text:text-input text:description="&lt;/if&gt;">/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7"><text:span text:style-name="MT4">TOTAL</text:span><text:span text:style-name="MT25"> </text:span><text:span text:style-name="MT26"><text:text-input text:description="&lt;o.currency_id.symbol&gt;">USD</text:text-input></text:span></text:p>
            </table:table-cell>
            <table:table-cell table:style-name="Tabla6.B2" office:value-type="string">
              <text:p text:style-name="MP38"/>
            </table:table-cell>
            <table:table-cell table:style-name="Tabla6.B1" office:value-type="string">
              <text:p text:style-name="MP48"/>
            </table:table-cell>
            <table:table-cell table:style-name="Tabla6.B1" office:value-type="string">
              <text:p text:style-name="MP39"><text:span text:style-name="MT27"><text:text-input text:description="&lt;if test=&quot;o.state not in ['draft','sent','to approve']&quot;&gt;">if</text:text-input></text:span><text:text-input text:description="&lt;formatLang(o.amount_total)&gt;">9.999,9</text:text-input><text:span text:style-name="MT27"><text:text-input text:description="&lt;/if&gt;">/if</text:text-input></text:span></text:p>
            </table:table-cell>
          </table:table-row>
        </table:table>
        <text:p text:style-name="MP49"><text:span text:style-name="MT29"><text:s/>Página </text:span><text:span text:style-name="MT29"><text:page-number text:select-page="current">2</text:page-number></text:span><text:span text:style-name="MT29">/</text:span><text:span text:style-name="MT29"><text:page-count>2</text:page-count></text:span><text:span text:style-name="MT29"> <text:s text:c="4"/></text:span>FO-17<text:span text:style-name="MT29"> </text:span><text:span text:style-name="MT30"><text:subject>v2.1</text:subject></text:span> <text:s text:c="12"/></text:p>
      </style:footer>
    </style:master-page>
    <style:master-page style:name="Odoo_3a__20_pendientes_20_de_20_entrega" style:display-name="Odoo: pendientes de entrega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4-10T23:01:08.74</dc:date>
    <meta:editing-duration>P3DT12H31M47S</meta:editing-duration>
    <meta:editing-cycles>570</meta:editing-cycles>
    <meta:generator>OpenOffice/4.1.7$Win32 OpenOffice.org_project/417m1$Build-9800</meta:generator>
    <dc:description>v2.2 - 24/02/2021
se mejora el listado de pendientes

v2.1 - 13/11/2020
no salen precios cuando el pedido esta para aprobar

v2.0 - 18/05/2018
se agregan los transportes y se sacan los pendientes si solo es la presente orden de compra</dc:description>
    <dc:subject>v2.1</dc:subject>
    <meta:document-statistic meta:table-count="8" meta:image-count="0" meta:object-count="0" meta:page-count="2" meta:paragraph-count="149" meta:word-count="777" meta:character-count="3887"/>
  </office:meta>
</office:document-meta>
</file>